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5208in"/>
    </style:style>
    <style:style style:name="Table1.B"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2">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list-style-name="L3"/>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6pt" style:font-size-asian="5.25pt" style:font-size-complex="6pt"/>
    </style:style>
    <style:style style:name="P16" style:family="paragraph">
      <style:paragraph-properties fo:text-align="center"/>
    </style:style>
    <style:style style:name="P17" style:family="paragraph">
      <style:paragraph-properties fo:text-align="center"/>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none" style:wrap-contour-mode="full"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none" style:vertical-pos="from-top" style:vertical-rel="paragraph" style:horizontal-pos="from-left" style:horizontal-rel="paragraph"/>
    </style:style>
    <style:style style:name="gr5" style:family="graphic">
      <style:graphic-properties svg:stroke-color="#9999ff"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ation.</text:p>
      <text:p text:style-name="P2"><text:span text:style-name="T7"/></text:p>
      <text:p text:style-name="P2"><text:span text:style-name="T7"><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span></text:p>
      <text:p text:style-name="P2"><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text:span></text:p>
      <text:p text:style-name="P2"><text:span text:style-name="T5"><text:tab/>In-order traversal can be understood as requiring both that any given node's left descendants be returned before the node itself, and that its right descendants be returned after the node itself.</text:span></text:p>
      <text:p text:style-name="P2"><text:span text:style-name="T5"/></text:p>
      <text:p text:style-name="P6">first:</text:p>
      <text:p text:style-name="P2"><text:tab/></text:p>
      <text:p text:style-name="P2"><text:tab/><text:span text:style-name="T7">Clears the stack. </text:span><text:span text:style-name="T2">This ensures that the sequence gets a “fresh start”</text:span></text:p>
      <text:p text:style-name="P2"><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2"><text:span text:style-name="T2"><text:tab/></text:span><text:span text:style-name="T5">Calls and returns the value from </text:span><text:span text:style-name="T2">next. At this point, the stack is in a good initial state, so first can simply function like next.</text:span></text:p>
      <text:p text:style-name="P2"><text:span text:style-name="T2"/></text:p>
      <text:p text:style-name="P8"><text:span text:style-name="T1">next:</text:span></text:p>
      <text:p text:style-name="P2"/>
      <text:p text:style-name="P2"><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2"><text:span text:style-name="T2"><text:tab/></text:span><text:span text:style-name="T5">Otherwise, pops a node from the stack. </text:span><text:span text:style-name="T2">Both first &amp; next make sure that, at any given point, an appropriate next return value is on top of the stack.</text:span></text:p>
      <text:p text:style-name="P2"><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2"><text:tab/><text:span text:style-name="T7">Finally, returns the node.</text:span></text:p>
      <text:p text:style-name="P2"><text:span text:style-name="T7"/></text:p>
      <text:p text:style-name="P6">doStack:</text:p>
      <text:p text:style-name="P2"/>
      <text:p text:style-name="P9"><text:tab/><text:span text:style-name="T7">Does nothing if the argument is nil. </text:span><text:span text:style-name="T2">This serves both to end doStack's recursive step, and to ignore any attempts to queue non-existent left/right children.</text:span></text:p>
      <text:p text:style-name="P9"><text:span text:style-name="T7"><text:tab/>Otherwise, pushes the node on to the stack. </text:span><text:span text:style-name="T2">This ensures that the node will get popped &amp; returned at some later point.</text:span></text:p>
      <text:p text:style-name="P9"><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5"><text:span text:style-name="T7"/></text:p>
      <text:p text:style-name="P2"/>
      <text:p text:style-name="P10">Pictorial Explanation.</text:p>
      <text:p text:style-name="P2"/>
      <text:p text:style-name="P8"><text:tab/>In practical terms, the success of this implementation is <text:span text:style-name="T3">dependent on the ability to view any given node as a binary tree in and of itself. The </text:span><text:span text:style-name="T1">doStack </text:span><text:span text:style-name="T3">method can then be defined with the goal of leaving the generator in a state where subsequent </text:span><text:span text:style-name="T1">next </text:span><text:span text:style-name="T3">calls will traverse a specific sub-tree in a specific order. This permits the simple base case – where a node has no left child and is the next item to visit via in-order traversal – to be implemented, and for </text:span><text:span text:style-name="T1">doStack </text:span><text:span text:style-name="T3">to then be used recursively to handle the other cases (preparing left children for visitation beforehand; preparing right children for visitation afterward.)</text:span></text:p>
      <text:p text:style-name="P8"><text:span text:style-name="T3"><text:tab/>Consider the following tree:</text:span></text:p>
      <text:p text:style-name="P8"><draw:ellipse text:anchor-type="paragraph" draw:z-index="1" draw:style-name="gr1" draw:text-style-name="P16" svg:width="0.2398in" svg:height="0.2189in" svg:x="2.702in" svg:y="0.1665in"><text:p text:style-name="P16">a</text:p></draw:ellipse><text:span text:style-name="T3"><text:tab/></text:span></text:p>
      <text:p text:style-name="P8"><text:span text:style-name="T3"/></text:p>
      <text:p text:style-name="P8"><draw:line text:anchor-type="paragraph" draw:z-index="9" draw:style-name="gr2" draw:text-style-name="P16" svg:x1="2.7024in" svg:y1="0.002in" svg:x2="1.9626in" svg:y2="0.3039in"><text:p/></draw:line><draw:line text:anchor-type="paragraph" draw:z-index="10" draw:style-name="gr2" draw:text-style-name="P16" svg:x1="2.9417in" svg:y1="0.002in" svg:x2="3.7437in" svg:y2="0.3146in"><text:p/></draw:line><text:span text:style-name="T3"/></text:p>
      <text:p text:style-name="P8"><draw:ellipse text:anchor-type="paragraph" draw:z-index="3" draw:style-name="gr1" draw:text-style-name="P16" svg:width="0.2398in" svg:height="0.2295in" svg:x="3.7437in" svg:y="0.05in"><text:p text:style-name="P16">c</text:p></draw:ellipse><draw:ellipse text:anchor-type="paragraph" draw:z-index="2" draw:style-name="gr1" draw:text-style-name="P16" svg:width="0.2398in" svg:height="0.2295in" svg:x="1.7228in" svg:y="0.05in"><text:p text:style-name="P16">b</text:p></draw:ellipse><text:span text:style-name="T3"/></text:p>
      <text:p text:style-name="P8"><draw:line text:anchor-type="paragraph" draw:z-index="11" draw:style-name="gr2" draw:text-style-name="P16" svg:x1="1.3165in" svg:y1="0.3476in" svg:x2="1.7748in" svg:y2="0.0874in"><text:p/></draw:line><draw:line text:anchor-type="paragraph" draw:z-index="13" draw:style-name="gr2" draw:text-style-name="P16" svg:x1="2.3063in" svg:y1="0.3476in" svg:x2="1.9626in" svg:y2="0.0874in"><text:p/></draw:line><text:span text:style-name="T3"/></text:p>
      <text:p text:style-name="P8"><draw:ellipse text:anchor-type="paragraph" draw:z-index="4" draw:style-name="gr1" draw:text-style-name="P16" svg:width="0.2398in" svg:height="0.2189in" svg:x="1.0772in" svg:y="0.1563in"><text:p text:style-name="P16">d</text:p></draw:ellipse><draw:ellipse text:anchor-type="paragraph" draw:z-index="5" draw:style-name="gr1" draw:text-style-name="P16" svg:width="0.2398in" svg:height="0.2295in" svg:x="2.3063in" svg:y="0.1563in"><text:p text:style-name="P16">e</text:p></draw:ellipse><text:span text:style-name="T3"/></text:p>
      <text:p text:style-name="P8"><draw:line text:anchor-type="paragraph" draw:z-index="12" draw:style-name="gr2" draw:text-style-name="P16" svg:x1="1.2437in" svg:y1="0.1835in" svg:x2="1.452in" svg:y2="0.3898in"><text:p/></draw:line><text:span text:style-name="T3"/></text:p>
      <text:p text:style-name="P8"><draw:ellipse text:anchor-type="paragraph" draw:z-index="6" draw:style-name="gr1" draw:text-style-name="P16" svg:width="0.2398in" svg:height="0.2295in" svg:x="2.0354in" svg:y="0.1791in"><text:p text:style-name="P16">g</text:p></draw:ellipse><draw:ellipse text:anchor-type="paragraph" draw:z-index="7" draw:style-name="gr1" draw:text-style-name="P16" svg:width="0.2398in" svg:height="0.2295in" svg:x="2.65in" svg:y="0.1772in"><text:p text:style-name="P16">h</text:p></draw:ellipse><draw:line text:anchor-type="paragraph" draw:z-index="14" draw:style-name="gr2" draw:text-style-name="P16" svg:x1="2.1811in" svg:y1="0.1791in" svg:x2="2.4102in" svg:y2="0.002in"><text:p/></draw:line><draw:line text:anchor-type="paragraph" draw:z-index="15" draw:style-name="gr2" draw:text-style-name="P16" svg:x1="2.7228in" svg:y1="0.1772in" svg:x2="2.5457in" svg:y2="0.002in"><text:p/></draw:line><text:span text:style-name="T3"/></text:p>
      <text:p text:style-name="P8"><draw:ellipse text:anchor-type="paragraph" draw:z-index="8" draw:style-name="gr1" draw:text-style-name="P16" svg:width="0.2398in" svg:height="0.2295in" svg:x="1.452in" svg:y="0.0063in"><text:p text:style-name="P16">f</text:p></draw:ellipse><text:span text:style-name="T3"/></text:p>
      <text:p text:style-name="P8"><text:span text:style-name="T3"/></text:p>
      <text:p text:style-name="P8"><text:span text:style-name="T3"><text:tab/>An initial </text:span><text:span text:style-name="T1">first </text:span><text:span text:style-name="T3">call will empty the stack, and then invoke an initial </text:span><text:span text:style-name="T1">doStack </text:span><text:span text:style-name="T3">on the root, node a. This </text:span><text:span text:style-name="T1">doStack</text:span><text:span text:style-name="T3"> will push nodes on the stack and then issue recursive calls upon left-hand children as long as they are available – so, until </text:span><text:span text:style-name="T1">d </text:span><text:span text:style-name="T3">has been encountered and pushed. Walking through a </text:span><text:span text:style-name="T1">first </text:span><text:span text:style-name="T3">call, this appears as:</text:span></text:p>
      <text:p text:style-name="P8"><text:span text:style-name="T3"/></text:p>
      <table:table table:name="Table1" table:style-name="Table1">
        <table:table-column table:style-name="Table1.A"/>
        <table:table-column table:style-name="Table1.B"/>
        <table:table-row>
          <table:table-cell table:style-name="Table1.A1" office:value-type="string">
            <text:p text:style-name="P13">first <text:span text:style-name="T3">invocation</text:span></text:p>
          </table:table-cell>
          <table:table-cell table:style-name="Table1.B1" office:value-type="string">
            <text:p text:style-name="P11">Stack <text:span text:style-name="T2">(bottom … top)</text:span></text:p>
          </table:table-cell>
        </table:table-row>
        <table:table-row>
          <table:table-cell table:style-name="Table1.A2" office:value-type="string">
            <text:p text:style-name="Table_20_Contents">Clear the stack</text:p>
          </table:table-cell>
          <table:table-cell table:style-name="Table1.B2" office:value-type="string">
            <text:p text:style-name="Table_20_Contents"/>
          </table:table-cell>
        </table:table-row>
        <table:table-row>
          <table:table-cell table:style-name="Table1.A2" office:value-type="string">
            <text:p text:style-name="P12">… doStack <text:span text:style-name="T3">pushes root...</text:span></text:p>
          </table:table-cell>
          <table:table-cell table:style-name="Table1.B2" office:value-type="string">
            <text:p text:style-name="P14"><draw:rect text:anchor-type="paragraph" draw:z-index="18" draw:style-name="gr3" draw:text-style-name="P16" svg:width="0.3961in" svg:height="0.3441in" svg:x="0.2126in" svg:y="0.0791in"><text:p text:style-name="P16">a</text:p></draw:rect></text:p>
          </table:table-cell>
        </table:table-row>
        <table:table-row>
          <table:table-cell table:style-name="Table1.A2" office:value-type="string">
            <text:p text:style-name="Table_20_Contents">...which calls <text:span text:style-name="T1">doStack </text:span><text:span text:style-name="T3">on the root's left child, pushing it...</text:span></text:p>
          </table:table-cell>
          <table:table-cell table:style-name="Table1.B2" office:value-type="string">
            <text:p text:style-name="P14"><draw:rect text:anchor-type="paragraph" draw:z-index="23" draw:style-name="gr3" draw:text-style-name="P16" svg:width="0.3961in" svg:height="0.3441in" svg:x="0.7437in" svg:y="0.0791in"><text:p text:style-name="P16">b</text:p></draw:rect><draw:rect text:anchor-type="paragraph" draw:z-index="22" draw:style-name="gr1" draw:text-style-name="P16" svg:width="0.3961in" svg:height="0.3441in" svg:x="0.2126in" svg:y="0.0791in"><text:p text:style-name="P16">a</text:p></draw:rect></text:p>
          </table:table-cell>
        </table:table-row>
        <table:table-row>
          <table:table-cell table:style-name="Table1.A2" office:value-type="string">
            <text:p text:style-name="Table_20_Contents">…which calls <text:span text:style-name="T1">doStack</text:span> on that node's left child, pushing it...</text:p>
          </table:table-cell>
          <table:table-cell table:style-name="Table1.B2" office:value-type="string">
            <text:p text:style-name="P14"><draw:rect text:anchor-type="paragraph" draw:z-index="21" draw:style-name="gr4" draw:text-style-name="P16" svg:width="0.3961in" svg:height="0.3441in" svg:x="1.2957in" svg:y="0.0791in"><text:p text:style-name="P16">d</text:p></draw:rect><draw:rect text:anchor-type="paragraph" draw:z-index="19" draw:style-name="gr1" draw:text-style-name="P16" svg:width="0.3961in" svg:height="0.3441in" svg:x="0.2126in" svg:y="0.0791in"><text:p text:style-name="P16">a</text:p></draw:rect><draw:rect text:anchor-type="paragraph" draw:z-index="20" draw:style-name="gr1" draw:text-style-name="P16" svg:width="0.3961in" svg:height="0.3441in" svg:x="0.7437in" svg:y="0.0791in"><text:p text:style-name="P16">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first</text:span><text:span text:style-name="T3">.</text:span></text:p>
          </table:table-cell>
          <table:table-cell table:style-name="Table1.B2" office:value-type="string">
            <text:p text:style-name="P14"><draw:rect text:anchor-type="paragraph" draw:z-index="26" draw:style-name="gr4" draw:text-style-name="P16" svg:width="0.3961in" svg:height="0.3441in" svg:x="1.2957in" svg:y="0.0791in"><text:p text:style-name="P16">d</text:p></draw:rect><draw:rect text:anchor-type="paragraph" draw:z-index="24" draw:style-name="gr1" draw:text-style-name="P16" svg:width="0.3961in" svg:height="0.3441in" svg:x="0.2126in" svg:y="0.0791in"><text:p text:style-name="P16">a</text:p></draw:rect><draw:rect text:anchor-type="paragraph" draw:z-index="25" draw:style-name="gr1" draw:text-style-name="P16" svg:width="0.3961in" svg:height="0.3441in" svg:x="0.7437in" svg:y="0.0791in"><text:p text:style-name="P16">b</text:p></draw:rect></text:p>
          </table:table-cell>
        </table:table-row>
        <table:table-row>
          <table:table-cell table:style-name="Table1.A2" office:value-type="string">
            <text:p text:style-name="P8"><text:span text:style-name="T3">Then, </text:span><text:span text:style-name="T1">next </text:span><text:span text:style-name="T3">is called, which pops the top item from the stack</text:span></text:p>
          </table:table-cell>
          <table:table-cell table:style-name="Table1.B2" office:value-type="string">
            <text:p text:style-name="P15"><draw:rect text:anchor-type="paragraph" draw:z-index="16" draw:style-name="gr3" draw:text-style-name="P16" svg:width="0.3961in" svg:height="0.3441in" svg:x="0.2126in" svg:y="0.0791in"><text:p text:style-name="P16">a</text:p></draw:rect><draw:rect text:anchor-type="paragraph" draw:z-index="17" draw:style-name="gr1" draw:text-style-name="P16" svg:width="0.3961in" svg:height="0.3441in" svg:x="0.7437in" svg:y="0.0791in"><text:p text:style-name="P16">b</text:p></draw:rect></text:p>
          </table:table-cell>
        </table:table-row>
        <text:soft-page-break/>
        <table:table-row>
          <table:table-cell table:style-name="Table1.A2" office:value-type="string">
            <text:p text:style-name="Table_20_Contents">...and calls <text:span text:style-name="T1">doStack</text:span> on its right child...</text:p>
          </table:table-cell>
          <table:table-cell table:style-name="Table1.B2" office:value-type="string">
            <text:p text:style-name="Table_20_Contents"><draw:rect text:anchor-type="paragraph" draw:z-index="29" draw:style-name="gr4" draw:text-style-name="P16" svg:width="0.3961in" svg:height="0.3441in" svg:x="1.2957in" svg:y="0.0791in"><text:p text:style-name="P16">f</text:p></draw:rect><draw:rect text:anchor-type="paragraph" draw:z-index="27" draw:style-name="gr1" draw:text-style-name="P16" svg:width="0.3961in" svg:height="0.3441in" svg:x="0.2126in" svg:y="0.0791in"><text:p text:style-name="P16">a</text:p></draw:rect><draw:rect text:anchor-type="paragraph" draw:z-index="28" draw:style-name="gr1" draw:text-style-name="P16" svg:width="0.3961in" svg:height="0.3441in" svg:x="0.7437in" svg:y="0.0791in"><text:p text:style-name="P16">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next</text:span><text:span text:style-name="T3">. At this point </text:span><text:span text:style-name="T1">next </text:span><text:span text:style-name="T3">(as well as </text:span><text:span text:style-name="T1">first </text:span><text:span text:style-name="T3">from which it was called) can return the initial node, </text:span><text:span text:style-name="T1">d</text:span><text:span text:style-name="T3">, that was popped previously. Additionally, the stack is left with the appropriate node for the subsequent </text:span><text:span text:style-name="T1">next </text:span><text:span text:style-name="T3">call at the top.</text:span></text:p>
          </table:table-cell>
          <table:table-cell table:style-name="Table1.B2" office:value-type="string">
            <text:p text:style-name="Table_20_Contents"><draw:rect text:anchor-type="paragraph" draw:z-index="32" draw:style-name="gr4" draw:text-style-name="P16" svg:width="0.3961in" svg:height="0.3441in" svg:x="1.2957in" svg:y="0.0791in"><text:p text:style-name="P16">f</text:p></draw:rect><draw:rect text:anchor-type="paragraph" draw:z-index="30" draw:style-name="gr1" draw:text-style-name="P16" svg:width="0.3961in" svg:height="0.3441in" svg:x="0.2126in" svg:y="0.0791in"><text:p text:style-name="P16">a</text:p></draw:rect><draw:rect text:anchor-type="paragraph" draw:z-index="31" draw:style-name="gr1" draw:text-style-name="P16" svg:width="0.3961in" svg:height="0.3441in" svg:x="0.7437in" svg:y="0.0791in"><text:p text:style-name="P16">b</text:p></draw:rect></text:p>
          </table:table-cell>
        </table:table-row>
      </table:table>
      <text:p text:style-name="P8"><text:span text:style-name="T3"/></text:p>
      <text:p text:style-name="P8"><text:span text:style-name="T3"><text:tab/>One important note is that following the call to </text:span><text:span text:style-name="T1">doStack </text:span><text:span text:style-name="T3">on the root, all nodes going leftward from the root are on the stack in an appropriate order (the nodes which should be returned sooner are closer to the top). Since items returned by the generator must come off the top of the stack, this indicates that left-hand nodes are handled earliest, as expected. Below, items after </text:span><text:span text:style-name="T1">doStack a</text:span><text:span text:style-name="T3"> are colored red:</text:span></text:p>
      <text:p text:style-name="P8"><draw:ellipse text:anchor-type="paragraph" draw:z-index="33" draw:style-name="gr5" draw:text-style-name="P16" svg:width="0.2398in" svg:height="0.2189in" svg:x="2.702in" svg:y="0.1665in"><text:p text:style-name="P16">a</text:p></draw:ellipse><text:span text:style-name="T3"><text:tab/></text:span></text:p>
      <text:p text:style-name="P8"><text:span text:style-name="T3"/></text:p>
      <text:p text:style-name="P8"><draw:line text:anchor-type="paragraph" draw:z-index="41" draw:style-name="gr2" draw:text-style-name="P16" svg:x1="2.7024in" svg:y1="0.002in" svg:x2="1.9626in" svg:y2="0.3039in"><text:p/></draw:line><draw:line text:anchor-type="paragraph" draw:z-index="42" draw:style-name="gr2" draw:text-style-name="P16" svg:x1="2.9417in" svg:y1="0.002in" svg:x2="3.7437in" svg:y2="0.3146in"><text:p/></draw:line><text:span text:style-name="T3"/></text:p>
      <text:p text:style-name="P8"><draw:ellipse text:anchor-type="paragraph" draw:z-index="34" draw:style-name="gr6" draw:text-style-name="P16" svg:width="0.2398in" svg:height="0.2295in" svg:x="1.7228in" svg:y="0.05in"><text:p text:style-name="P16">b</text:p></draw:ellipse><draw:ellipse text:anchor-type="paragraph" draw:z-index="35" draw:style-name="gr1" draw:text-style-name="P16" svg:width="0.2398in" svg:height="0.2295in" svg:x="3.7437in" svg:y="0.05in"><text:p text:style-name="P16">c</text:p></draw:ellipse><text:span text:style-name="T3"/></text:p>
      <text:p text:style-name="P8"><draw:line text:anchor-type="paragraph" draw:z-index="43" draw:style-name="gr2" draw:text-style-name="P16" svg:x1="1.3165in" svg:y1="0.3476in" svg:x2="1.7748in" svg:y2="0.0874in"><text:p/></draw:line><draw:line text:anchor-type="paragraph" draw:z-index="45" draw:style-name="gr2" draw:text-style-name="P16" svg:x1="2.3063in" svg:y1="0.3476in" svg:x2="1.9626in" svg:y2="0.0874in"><text:p/></draw:line><text:span text:style-name="T3"/></text:p>
      <text:p text:style-name="P8"><draw:ellipse text:anchor-type="paragraph" draw:z-index="36" draw:style-name="gr6" draw:text-style-name="P16" svg:width="0.2398in" svg:height="0.2189in" svg:x="1.0772in" svg:y="0.1563in"><text:p text:style-name="P16">d</text:p></draw:ellipse><draw:ellipse text:anchor-type="paragraph" draw:z-index="37" draw:style-name="gr1" draw:text-style-name="P16" svg:width="0.2398in" svg:height="0.2295in" svg:x="2.3063in" svg:y="0.1563in"><text:p text:style-name="P16">e</text:p></draw:ellipse><text:span text:style-name="T3"/></text:p>
      <text:p text:style-name="P8"><draw:line text:anchor-type="paragraph" draw:z-index="44" draw:style-name="gr2" draw:text-style-name="P16" svg:x1="1.2437in" svg:y1="0.1835in" svg:x2="1.452in" svg:y2="0.3898in"><text:p/></draw:line><draw:rect text:anchor-type="paragraph" draw:z-index="66" draw:style-name="gr1" draw:text-style-name="P16" svg:width="0.3961in" svg:height="0.3441in" svg:x="4.8272in" svg:y="0.0957in"><text:p text:style-name="P16">a</text:p></draw:rect><draw:rect text:anchor-type="paragraph" draw:z-index="67" draw:style-name="gr1" draw:text-style-name="P16" svg:width="0.3961in" svg:height="0.3441in" svg:x="5.3583in" svg:y="0.0957in"><text:p text:style-name="P16">b</text:p></draw:rect><draw:rect text:anchor-type="paragraph" draw:z-index="68" draw:style-name="gr1" draw:text-style-name="P16" svg:width="0.3961in" svg:height="0.3441in" svg:x="5.9102in" svg:y="0.0957in"><text:p text:style-name="P16">d</text:p></draw:rect><text:span text:style-name="T3"/></text:p>
      <text:p text:style-name="P8"><draw:ellipse text:anchor-type="paragraph" draw:z-index="38" draw:style-name="gr1" draw:text-style-name="P16" svg:width="0.2398in" svg:height="0.2295in" svg:x="2.0354in" svg:y="0.1791in"><text:p text:style-name="P16">g</text:p></draw:ellipse><draw:ellipse text:anchor-type="paragraph" draw:z-index="39" draw:style-name="gr1" draw:text-style-name="P16" svg:width="0.2398in" svg:height="0.2295in" svg:x="2.65in" svg:y="0.1772in"><text:p text:style-name="P16">h</text:p></draw:ellipse><draw:line text:anchor-type="paragraph" draw:z-index="46" draw:style-name="gr2" draw:text-style-name="P16" svg:x1="2.1811in" svg:y1="0.1791in" svg:x2="2.4102in" svg:y2="0.002in"><text:p/></draw:line><draw:line text:anchor-type="paragraph" draw:z-index="47" draw:style-name="gr2" draw:text-style-name="P16" svg:x1="2.7228in" svg:y1="0.1772in" svg:x2="2.5457in" svg:y2="0.002in"><text:p/></draw:line><text:span text:style-name="T3"/></text:p>
      <text:p text:style-name="P8"><draw:ellipse text:anchor-type="paragraph" draw:z-index="40" draw:style-name="gr1" draw:text-style-name="P16" svg:width="0.2398in" svg:height="0.2295in" svg:x="1.452in" svg:y="0.0063in"><text:p text:style-name="P16">f</text:p></draw:ellipse><text:span text:style-name="T3"/></text:p>
      <text:p text:style-name="P8"><text:span text:style-name="T3"/></text:p>
      <text:p text:style-name="P8"><text:span text:style-name="T3"><text:tab/>At the conclusion of the initial </text:span><text:span text:style-name="T1">first </text:span><text:span text:style-name="T3">call, it can be seen that the appropriate next node for in-order traversal, </text:span><text:span text:style-name="T1">f</text:span><text:span text:style-name="T3">, is then placed at the top (and </text:span><text:span text:style-name="T1">first</text:span><text:span text:style-name="T3"> returns </text:span><text:span text:style-name="T1">d</text:span><text:span text:style-name="T3">). A subsequent </text:span><text:span text:style-name="T1">next </text:span><text:span text:style-name="T3">call will pop </text:span><text:span text:style-name="T1">f</text:span><text:span text:style-name="T3">, call </text:span><text:span text:style-name="T1">doStack</text:span><text:span text:style-name="T3"> on </text:span><text:span text:style-name="T1">f</text:span><text:span text:style-name="T3">'s right-hand child (which is nil, resulted in no change), and pop </text:span><text:span text:style-name="T1">f. </text:span></text:p>
      <text:p text:style-name="P8"><text:span text:style-name="T1"><text:tab/></text:span><text:span text:style-name="T3">The behavior becomes clearer during the following </text:span><text:span text:style-name="T1">next </text:span><text:span text:style-name="T3">call. This pops </text:span><text:span text:style-name="T1">b</text:span><text:span text:style-name="T3">, calls </text:span><text:span text:style-name="T1">doStack </text:span><text:span text:style-name="T3">upon </text:span><text:span text:style-name="T1">e</text:span><text:span text:style-name="T3">, and returns </text:span><text:span text:style-name="T1">b</text:span><text:span text:style-name="T3">. As explained above, the </text:span><text:span text:style-name="T1">doStack </text:span><text:span text:style-name="T3">call upon </text:span><text:span text:style-name="T1">e </text:span><text:span text:style-name="T3">will add left children to the stack recursively. This leaves the tree as follows (returned nodes in yellow):</text:span></text:p>
      <text:p text:style-name="P8"><draw:ellipse text:anchor-type="paragraph" draw:z-index="48" draw:style-name="gr6" draw:text-style-name="P16" svg:width="0.2398in" svg:height="0.2189in" svg:x="2.702in" svg:y="0.1665in"><text:p text:style-name="P16">a</text:p></draw:ellipse><text:span text:style-name="T3"><text:tab/></text:span></text:p>
      <text:p text:style-name="P8"><text:span text:style-name="T3"/></text:p>
      <text:p text:style-name="P8"><draw:line text:anchor-type="paragraph" draw:z-index="56" draw:style-name="gr2" draw:text-style-name="P16" svg:x1="2.7024in" svg:y1="0.002in" svg:x2="1.9626in" svg:y2="0.3039in"><text:p/></draw:line><draw:line text:anchor-type="paragraph" draw:z-index="57" draw:style-name="gr2" draw:text-style-name="P16" svg:x1="2.9417in" svg:y1="0.002in" svg:x2="3.7437in" svg:y2="0.3146in"><text:p/></draw:line><text:span text:style-name="T3"/></text:p>
      <text:p text:style-name="P8"><draw:ellipse text:anchor-type="paragraph" draw:z-index="49" draw:style-name="gr7" draw:text-style-name="P16" svg:width="0.2398in" svg:height="0.2295in" svg:x="1.7228in" svg:y="0.05in"><text:p text:style-name="P16">b</text:p></draw:ellipse><draw:ellipse text:anchor-type="paragraph" draw:z-index="50" draw:style-name="gr1" draw:text-style-name="P16" svg:width="0.2398in" svg:height="0.2295in" svg:x="3.7437in" svg:y="0.05in"><text:p text:style-name="P16">c</text:p></draw:ellipse><text:span text:style-name="T3"/></text:p>
      <text:p text:style-name="P8"><draw:line text:anchor-type="paragraph" draw:z-index="58" draw:style-name="gr2" draw:text-style-name="P16" svg:x1="1.3165in" svg:y1="0.3476in" svg:x2="1.7748in" svg:y2="0.0874in"><text:p/></draw:line><draw:line text:anchor-type="paragraph" draw:z-index="60" draw:style-name="gr2" draw:text-style-name="P16" svg:x1="2.3063in" svg:y1="0.3476in" svg:x2="1.9626in" svg:y2="0.0874in"><text:p/></draw:line><text:span text:style-name="T3"/></text:p>
      <text:p text:style-name="P8"><draw:ellipse text:anchor-type="paragraph" draw:z-index="51" draw:style-name="gr7" draw:text-style-name="P16" svg:width="0.2398in" svg:height="0.2189in" svg:x="1.0772in" svg:y="0.1563in"><text:p text:style-name="P16">d</text:p></draw:ellipse><draw:ellipse text:anchor-type="paragraph" draw:z-index="52" draw:style-name="gr6" draw:text-style-name="P16" svg:width="0.2398in" svg:height="0.2295in" svg:x="2.3063in" svg:y="0.1563in"><text:p text:style-name="P16">e</text:p></draw:ellipse><text:span text:style-name="T3"/></text:p>
      <text:p text:style-name="P8"><draw:line text:anchor-type="paragraph" draw:z-index="59" draw:style-name="gr2" draw:text-style-name="P16" svg:x1="1.2437in" svg:y1="0.1835in" svg:x2="1.452in" svg:y2="0.3898in"><text:p/></draw:line><text:span text:style-name="T3"/></text:p>
      <text:p text:style-name="P8"><draw:ellipse text:anchor-type="paragraph" draw:z-index="53" draw:style-name="gr6" draw:text-style-name="P16" svg:width="0.2398in" svg:height="0.2295in" svg:x="2.0354in" svg:y="0.1791in"><text:p text:style-name="P16">g</text:p></draw:ellipse><draw:ellipse text:anchor-type="paragraph" draw:z-index="54" draw:style-name="gr1" draw:text-style-name="P16" svg:width="0.2398in" svg:height="0.2295in" svg:x="2.65in" svg:y="0.1772in"><text:p text:style-name="P16">h</text:p></draw:ellipse><draw:line text:anchor-type="paragraph" draw:z-index="61" draw:style-name="gr2" draw:text-style-name="P16" svg:x1="2.1811in" svg:y1="0.1791in" svg:x2="2.4102in" svg:y2="0.002in"><text:p/></draw:line><draw:line text:anchor-type="paragraph" draw:z-index="62" draw:style-name="gr2" draw:text-style-name="P16" svg:x1="2.7228in" svg:y1="0.1772in" svg:x2="2.5457in" svg:y2="0.002in"><text:p/></draw:line><draw:rect text:anchor-type="paragraph" draw:z-index="63" draw:style-name="gr1" draw:text-style-name="P16" svg:width="0.3961in" svg:height="0.3441in" svg:x="4.6083in" svg:y="0.0728in"><text:p text:style-name="P16">a</text:p></draw:rect><draw:rect text:anchor-type="paragraph" draw:z-index="64" draw:style-name="gr1" draw:text-style-name="P16" svg:width="0.3961in" svg:height="0.3441in" svg:x="5.1398in" svg:y="0.0728in"><text:p text:style-name="P16">e</text:p></draw:rect><draw:rect text:anchor-type="paragraph" draw:z-index="65" draw:style-name="gr1" draw:text-style-name="P16" svg:width="0.3961in" svg:height="0.3441in" svg:x="5.6917in" svg:y="0.0728in"><text:p text:style-name="P16">g</text:p></draw:rect><text:span text:style-name="T3"/></text:p>
      <text:p text:style-name="P8"><draw:ellipse text:anchor-type="paragraph" draw:z-index="55" draw:style-name="gr7" draw:text-style-name="P17" svg:width="0.2398in" svg:height="0.2295in" svg:x="1.452in" svg:y="0.0063in"><text:p text:style-name="P17"><text:span text:style-name="T8">f</text:span></text:p></draw:ellipse><text:span text:style-name="T3"/></text:p>
      <text:p text:style-name="P8"><text:span text:style-name="T3"/></text:p>
      <text:p text:style-name="P8"><text:span text:style-name="T3"><text:tab/></text:span></text:p>
      <text:p text:style-name="P8"><text:span text:style-name="T3"><text:tab/>This case demonstrates that right-hand nodes are handled correctly (after their immediate parents, but before their grandparents). Since </text:span><text:span text:style-name="T1">e </text:span><text:span text:style-name="T3">is treated no differently than the root (or any other node) by the </text:span><text:span text:style-name="T1">doStack </text:span><text:span text:style-name="T3">method, it is fair to assume that in-order traversal will apply at the sub-tree level as well as at the full-tree level. </text:span></text:p>
      <text:p text:style-name="P8"><text:span text:style-name="T3"><text:tab/>A more rigorous argument for the correctness of this assertion follows.</text:span></text:p>
      <text:p text:style-name="P8"><text:span text:style-name="T3"/></text:p>
      <text:p text:style-name="P8"><text:span text:style-name="T3"/></text:p>
      <text:p text:style-name="P2"><text:soft-page-break/>Correctness Criteria.</text:p>
      <text:p text:style-name="Standard"/>
      <text:p text:style-name="Standard"><text:tab/>In-order traversal shall be defined as an iteration over nodes which satisfies the following criteria:</text:p>
      <text:p text:style-name="Standard"/>
      <text:list xml:id="list484836313" text:style-name="L1">
        <text:list-item>
          <text:p text:style-name="P1"><text:span text:style-name="T6">Completeness:</text:span> Each node is returned exactly once by the generator.</text:p>
        </text:list-item>
        <text:list-item>
          <text:p text:style-name="P1"><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Standard"><text:span text:style-name="T3"/></text:p>
      <text:p text:style-name="Standard"><text:span text:style-name="T4">Observations.</text:span><text:span text:style-name="T3"> </text:span></text:p>
      <text:p text:style-name="Standard"><text:span text:style-name="T3"/></text:p>
      <text:p text:style-name="Standard"><text:span text:style-name="T3"><text:tab/></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Standard"><text:span text:style-name="T3"/></text:p>
      <text:p text:style-name="Standard"><text:span text:style-name="T3"><text:tab/>The returned value of </text:span><text:span text:style-name="T1">next, </text:span><text:span text:style-name="T3">unless nil, is the value at the top of the stack at the time </text:span><text:span text:style-name="T1">next </text:span><text:span text:style-name="T3">was invoked.</text:span></text:p>
      <text:p text:style-name="Standard"><text:span text:style-name="T3"/></text:p>
      <text:p text:style-name="Standard"><text:span text:style-name="T3"><text:tab/>All nodes enter the stack during the </text:span><text:span text:style-name="T1">doStack</text:span><text:span text:style-name="T3"> method. This method will invoke itself recursively upon every node's left child after pushing that node, unless it is invoked upon nil.</text:span></text:p>
      <text:p text:style-name="Standard"><text:span text:style-name="T3"/></text:p>
      <text:p text:style-name="Standard"><text:span text:style-name="T3"><text:tab/>Nodes leave the stack only when either </text:span><text:span text:style-name="T1">first </text:span><text:span text:style-name="T3">is called (and the sequence is intentionally restarted; this case will be disregarded in subsequent arguments), and when they are popped during the </text:span><text:span text:style-name="T1">next </text:span><text:span text:style-name="T3">call. </text:span></text:p>
      <text:p text:style-name="Standard"><text:span text:style-name="T3"><text:tab/></text:span></text:p>
      <text:p text:style-name="Standard"><text:span text:style-name="T3"><text:tab/>Any node popped during a </text:span><text:span text:style-name="T1">next </text:span><text:span text:style-name="T3">call is the return value of the same </text:span><text:span text:style-name="T1">next </text:span><text:span text:style-name="T3">call.</text:span></text:p>
      <text:p text:style-name="Standard"><text:span text:style-name="T3"/></text:p>
      <text:p text:style-name="Standard"><text:span text:style-name="T3"><text:tab/>Any node given as an argument to </text:span><text:span text:style-name="T1">doStack</text:span><text:span text:style-name="T3"> is placed on the stack.</text:span></text:p>
      <text:p text:style-name="Standard"><text:span text:style-name="T3"/></text:p>
      <text:p text:style-name="P2"><text:span text:style-name="T3">Demonstration of Completeness.</text:span></text:p>
      <text:p text:style-name="Standard"><text:span text:style-name="T3"/></text:p>
      <text:p text:style-name="Standard"><text:span text:style-name="T3"><text:tab/></text:span><text:span text:style-name="T5">Completeness may be shown by examining possible cases.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 </text:span></text:p>
      <text:p text:style-name="Standard"><text:span text:style-name="T5"/></text:p>
      <text:p text:style-name="Standard"><text:span text:style-name="T5"><text:tab/>The root must be returned before the end of the sequence, as defined by a </text:span><text:span text:style-name="T2">next </text:span><text:span text:style-name="T5">call which returns nil. This only occurs when the stack is empty.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in which case it must have been the return value for the same call. This shows that, when the stack is empty at the start of a </text:span><text:span text:style-name="T2">next </text:span><text:span text:style-name="T5">call, the root has been returned at least once.</text:span></text:p>
      <text:p text:style-name="Standard"><text:soft-page-break/><text:span text:style-name="T5"><text:tab/>If the root is returned more than once, this implies that it has occupied the top of the stack for more than one </text:span><text:span text:style-name="T2">next </text:span><text:span text:style-name="T5">call. However, the first time it is returned, it has already been removed.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text:span><text:span text:style-name="T2">doStack </text:span><text:span text:style-name="T5">is the only place in which nodes are added to the stack, the root can not have been placed on the stack more than once.</text:span></text:p>
      <text:p text:style-name="Standard"><text:span text:style-name="T5"/></text:p>
      <text:p text:style-name="Standard"><text:span text:style-name="T5"><text:tab/>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The only way </text:span><text:span text:style-name="T2">b </text:span><text:span text:style-name="T5">may have entered the stack is by way of the </text:span><text:span text:style-name="T2">doStack </text:span><text:span text:style-name="T5">call; this call also recursively invokes </text:span><text:span text:style-name="T2">doStack </text:span><text:span text:style-name="T5">on </text:span><text:span text:style-name="T2">b's </text:span><text:span text:style-name="T5">left child </text:span><text:span text:style-name="T2">a</text:span><text:span text:style-name="T5">, which therefore must also have entered the stack. Therefore, by the end of the sequence, </text:span><text:span text:style-name="T2">a </text:span><text:span text:style-name="T5">must have been returned at least once as well (otherwise the stack could not have become empty.)</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text:span><text:span text:style-name="T5">, which is returned only once, so this would imply a contradiction.</text:span></text:p>
      <text:p text:style-name="Standard"><text:span text:style-name="T5"><text:tab/></text:span></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returned.</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submitted as the argument to </text:span><text:span text:style-name="T2">doStack </text:span><text:span text:style-name="T5">more than once, then more than one </text:span><text:span text:style-name="T2">next </text:span><text:span text:style-name="T5">invocation must have found (and also returned) </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Standard"><text:span text:style-name="T5"/></text:p>
      <text:p text:style-name="Standard"><text:span text:style-name="T5"><text:tab/>In summary: Completeness applies for the root; for any left child of a node for which completeness applies; and for any right child of a node for which completeness applies. So, completeness applies to the root's children, their children, and so on, including by induction the entire tree.</text:span></text:p>
      <text:p text:style-name="Standard"><text:span text:style-name="T3"/></text:p>
      <text:p text:style-name="P2"><text:span text:style-name="T3">Demonstration of Order.</text:span></text:p>
      <text:p text:style-name="Standard"><text:span text:style-name="T3"/></text:p>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888491811" text:style-name="L2">
        <text:list-item>
          <text:p text:style-name="P3"><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4">a <text:span text:style-name="T3">is the right child of </text:span>b<text:span text:style-name="T3">, or a descendant of the right child of </text:span>b.</text:p>
        </text:list-item>
      </text:list>
      <text:p text:style-name="Standard"><text:span text:style-name="T1"><text:tab/></text:span><text:span text:style-name="T3">However,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and </text:span><text:span text:style-name="T1"><text:s/>a </text:span><text:span text:style-name="T3">could not have been the return value of </text:span><text:span text:style-name="T1">first </text:span><text:span text:style-name="T3">(a contradiction). </text:span></text:p>
      <text:p text:style-name="Standard"><text:soft-page-break/><text:span text:style-name="T3"><text:tab/>Likewise, (2) cannot be true; no right children can have been added by the time </text:span><text:span text:style-name="T1">a </text:span><text:span text:style-name="T3">was popped. 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Standard"><text:span text:style-name="T5"><text:tab/></text:span></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691391605" text:style-name="L3">
        <text:list-item>
          <text:p text:style-name="P7"><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7"><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2"><text:tab/></text:span><text:span text:style-name="T5">The only child of </text:span><text:span text:style-name="T2">a </text:span><text:span text:style-name="T5">that is placed on the stack after </text:span><text:span text:style-name="T2">a </text:span><text:span text:style-name="T5">is popped is its right child. Therefore, any nodes that are popped from the stack after </text:span><text:span text:style-name="T2">a </text:span><text:span text:style-name="T5">are either its right descendants, or nodes below it on the stack. None of the possible </text:span><text:span text:style-name="T2">b </text:span><text:span text:style-name="T5">nodes in (1) are right descendants, so they can only occur subsequent to </text:span><text:span text:style-name="T2">a </text:span><text:span text:style-name="T5">if they are below it on the stack. However, </text:span><text:span text:style-name="T2">a</text:span><text:span text:style-name="T5">'s left children or only considered for placement on the stack immediately after </text:span><text:span text:style-name="T2">a </text:span><text:span text:style-name="T5">is pushed, and therefore must be placed above </text:span><text:span text:style-name="T2">a </text:span><text:span text:style-name="T5">on the stack and be popped first. Therefore, (1) cannot occur.</text:span></text:p>
      <text:p text:style-name="Standard"><text:span text:style-name="T5"><text:tab/>In the case of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for which it will ultimately be returned. 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Standard"><text:span text:style-name="T5"/></text:p>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7T20:15:16</dc:date>
    <meta:editing-duration>P1DT2H28M44S</meta:editing-duration>
    <meta:editing-cycles>37</meta:editing-cycles>
    <meta:generator>LibreOffice/3.4$Linux LibreOffice_project/340m1$Build-402</meta:generator>
    <meta:document-statistic meta:table-count="1" meta:image-count="0" meta:object-count="1" meta:page-count="6" meta:paragraph-count="84" meta:word-count="2675" meta:character-count="14670" meta:non-whitespace-character-count="12008"/>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